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La cattedrale metropolitana primaziale della Santa Vergine Maria Assunta</text:span><text:span text:style-name="T2">, nota semplicemente come<text:s/></text:span><text:span text:style-name="T3">Cattedrale di Palermo</text:span><text:span text:style-name="T4">, è il principale luogo di culto cattolico della città di Palermo e sede vescovile dell'omonima arcidiocesi metropolitana.</text:span></text:p>
      <text:p text:style-name="P1"><text:span text:style-name="T4">Come la Martorana, anche la Cattedrale dal 3 luglio 2015 fa parte del Patrimonio dell'umanità (Unesco) nell'ambito del sito seriale Palermo arabo-normanna.</text:span></text:p>
      <text:p text:style-name="P1"><text:span text:style-name="T4">La Cattedrale palermitana, la cui storia riflette e sintetizza quella della città, ha subito, attraverso i secoli, continui rimaneggiamenti, restauri, aggiunte e modifiche, di cui talune a volte discutibili. </text:span></text:p>
      <text:p text:style-name="P1"><text:span text:style-name="T4"/></text:p>
      <text:p text:style-name="P1"><text:span text:style-name="T4">Per chi volesse visitarla, la Cattedrale è aperta dal lunedì al sabato dalle 07.00 alle 19.00 e la domenica dalle 08.00 alle 13.00<text:s text:c="2"/>e dalle 16.00 alle 19.00.</text:span></text:p>
      <text:p text:style-name="P1"><text:span text:style-name="T5"/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